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.02cm" fo:min-width="4.453cm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1.02cm" fo:min-width="1.906cm"/>
    </style:style>
    <style:style style:name="P1" style:family="paragraph">
      <style:paragraph-properties fo:text-align="start"/>
    </style:style>
    <style:style style:name="P2" style:family="paragraph">
      <loext:graphic-properties draw:fill-color="#eeeeee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/>
      <style:text-properties fo:font-size="16pt" style:font-size-asian="16pt" style:font-size-complex="16pt"/>
    </style:style>
    <style:style style:name="P7" style:family="paragraph">
      <loext:graphic-properties draw:fill-color="#eeeeee"/>
      <style:paragraph-properties fo:text-align="start"/>
      <style:text-properties fo:font-size="16pt" style:font-size-asian="16pt" style:font-size-complex="16pt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953cm" svg:height="1.27cm" svg:x="7.096cm" svg:y="3.667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953cm" svg:height="1.27cm" svg:x="7.096cm" svg:y="5.318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953cm" svg:height="1.27cm" svg:x="7.096cm" svg:y="6.969cm">
          <text:p text:style-name="P1">D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489cm" svg:height="0.538cm" svg:x="9.895cm" svg:y="4.04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2.383cm" svg:height="1.182cm" svg:x="9.001cm" svg:y="5.40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1.728cm" svg:height="1.037cm" svg:x="9.656cm" svg:y="7.09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" draw:text-style-name="P3" xml:id="id7" draw:id="id7" draw:layer="layout" svg:width="1.524cm" svg:height="1.524cm" svg:x="2.905cm" svg:y="5.191cm">
          <text:p text:style-name="P3"><text:span text:style-name="T1">∑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xml:id="id1" draw:id="id1" draw:layer="layout" svg:x1="4.429cm" svg:y1="5.953cm" svg:x2="7.223cm" svg:y2="5.953cm">
          <text:p/>
        </draw:line>
        <draw:connector draw:style-name="gr4" draw:text-style-name="P4" draw:layer="layout" svg:x1="5.826cm" svg:y1="5.953cm" svg:x2="7.096cm" svg:y2="4.302cm" draw:start-shape="id1" draw:start-glue-point="0" draw:end-shape="id2" draw:end-glue-point="3" svg:d="M5826 5953v-1651h1270" svg:viewBox="0 0 1271 1652">
          <text:p/>
        </draw:connector>
        <draw:connector draw:style-name="gr4" draw:text-style-name="P4" draw:layer="layout" svg:x1="5.826cm" svg:y1="5.953cm" svg:x2="7.096cm" svg:y2="7.604cm" draw:start-shape="id1" draw:start-glue-point="0" draw:end-shape="id3" svg:d="M5826 5953v1651h1270" svg:viewBox="0 0 1271 1652">
          <text:p/>
        </draw:connector>
        <draw:frame draw:style-name="gr2" draw:text-style-name="P3" draw:layer="layout" svg:width="0.903cm" svg:height="0.508cm" svg:x="4.415cm" svg:y="5.31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" draw:text-style-name="P3" xml:id="id5" draw:id="id5" draw:layer="layout" svg:width="1.524cm" svg:height="1.524cm" svg:x="14.208cm" svg:y="5.191cm">
          <text:p text:style-name="P3"><text:span text:style-name="T1">∑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12.049cm" svg:y1="5.953cm" svg:x2="14.208cm" svg:y2="5.953cm" draw:start-shape="id4" draw:start-glue-point="1" draw:end-shape="id5" draw:end-glue-point="3" svg:d="M12049 5953h2159" svg:viewBox="0 0 2160 1">
          <text:p/>
        </draw:connector>
        <draw:connector draw:style-name="gr4" draw:text-style-name="P4" draw:layer="layout" svg:x1="12.049cm" svg:y1="4.302cm" svg:x2="14.97cm" svg:y2="5.191cm" draw:start-shape="id2" draw:start-glue-point="1" draw:end-shape="id5" draw:end-glue-point="4" svg:d="M12049 4302h2921v889" svg:viewBox="0 0 2922 890">
          <text:p/>
        </draw:connector>
        <draw:connector draw:style-name="gr4" draw:text-style-name="P4" draw:layer="layout" svg:x1="12.049cm" svg:y1="7.604cm" svg:x2="14.97cm" svg:y2="6.715cm" draw:start-shape="id3" draw:start-glue-point="1" draw:end-shape="id5" draw:end-glue-point="8" svg:d="M12049 7604h2921v-889" svg:viewBox="0 0 2922 890">
          <text:p/>
        </draw:connector>
        <draw:frame draw:style-name="gr5" draw:text-style-name="P5" draw:layer="layout" svg:width="0.875cm" svg:height="0.954cm" svg:x="14.081cm" svg:y="4.529cm">
          <draw:text-box>
            <text:p>+</text:p>
          </draw:text-box>
        </draw:frame>
        <draw:frame draw:style-name="gr5" draw:text-style-name="P5" draw:layer="layout" svg:width="0.875cm" svg:height="0.954cm" svg:x="14.081cm" svg:y="6.461cm">
          <draw:text-box>
            <text:p>+</text:p>
          </draw:text-box>
        </draw:frame>
        <draw:frame draw:style-name="gr5" draw:text-style-name="P5" draw:layer="layout" svg:width="0.875cm" svg:height="0.954cm" svg:x="13.573cm" svg:y="5.064cm">
          <draw:text-box>
            <text:p>+</text:p>
          </draw:text-box>
        </draw:frame>
        <draw:line draw:style-name="gr4" draw:text-style-name="P4" draw:layer="layout" svg:x1="1.254cm" svg:y1="5.953cm" svg:x2="2.905cm" svg:y2="5.953cm">
          <text:p/>
        </draw:line>
        <draw:frame draw:style-name="gr2" draw:text-style-name="P3" draw:layer="layout" svg:width="0.886cm" svg:height="0.508cm" svg:x="1.384cm" svg:y="5.31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5" draw:layer="layout" svg:width="0.875cm" svg:height="0.954cm" svg:x="2.157cm" svg:y="5.888cm">
          <draw:text-box>
            <text:p>+</text:p>
          </draw:text-box>
        </draw:frame>
        <draw:custom-shape draw:style-name="gr6" draw:text-style-name="P7" xml:id="id6" draw:id="id6" draw:layer="layout" svg:width="2.406cm" svg:height="1.27cm" svg:x="16.501cm" svg:y="5.318cm">
          <text:p text:style-name="P6"><text:span text:style-name="T2">Proces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5.732cm" svg:y1="5.953cm" svg:x2="16.501cm" svg:y2="5.953cm" draw:start-shape="id5" draw:start-glue-point="10" draw:end-shape="id6" draw:end-glue-point="3" svg:d="M15732 5953h769" svg:viewBox="0 0 770 1">
          <text:p/>
        </draw:connector>
        <draw:connector draw:style-name="gr4" draw:text-style-name="P4" draw:layer="layout" svg:x1="18.907cm" svg:y1="5.953cm" svg:x2="20.059cm" svg:y2="5.964cm" draw:start-shape="id6" draw:start-glue-point="1" svg:d="M18907 5953h827v11h325" svg:viewBox="0 0 1153 12">
          <text:p/>
        </draw:connector>
        <draw:frame draw:style-name="gr2" draw:text-style-name="P3" draw:layer="layout" svg:width="0.912cm" svg:height="0.508cm" svg:x="15.709cm" svg:y="5.06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4" draw:text-style-name="P4" draw:layer="layout" draw:line-skew="2.292cm" svg:x1="17.704cm" svg:y1="6.588cm" svg:x2="3.667cm" svg:y2="6.715cm" draw:start-shape="id6" draw:start-glue-point="2" draw:end-shape="id7" svg:d="M17704 6588v2921h-14037v-2794" svg:viewBox="0 0 14038 2922">
          <text:p/>
        </draw:connector>
        <draw:frame draw:style-name="gr5" draw:text-style-name="P5" draw:layer="layout" svg:width="0.714cm" svg:height="0.954cm" svg:x="2.792cm" svg:y="6.461cm">
          <draw:text-box>
            <text:p>-</text:p>
          </draw:text-box>
        </draw:frame>
        <draw:frame draw:style-name="gr2" draw:text-style-name="P3" draw:layer="layout" svg:width="0.958cm" svg:height="0.508cm" svg:x="19.034cm" svg:y="5.06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8T10:02:28.086114397</meta:creation-date>
    <dc:date>2017-08-08T14:54:29.536409493</dc:date>
    <meta:editing-duration>PT4M32S</meta:editing-duration>
    <meta:editing-cycles>1</meta:editing-cycles>
    <meta:document-statistic meta:object-count="28"/>
    <meta:generator>LibreOffice/5.3.1.2$Linux_X86_64 LibreOffice_project/30m0$Build-2</meta:generator>
  </office:meta>
</office:document-meta>
</file>

<file path=Object 1/content.xml><?xml version="1.0" encoding="utf-8"?>
<math xmlns="http://www.w3.org/1998/Math/MathML" display="block">
  <semantics>
    <mrow>
      <msub>
        <mi>K</mi>
        <mi>p</mi>
      </msub>
      <mi>e</mi>
      <mrow>
        <mo fence="true" stretchy="false">(</mo>
        <mrow>
          <mi>t</mi>
        </mrow>
        <mo fence="true" stretchy="false">)</mo>
      </mrow>
      <mrow/>
    </mrow>
    <annotation encoding="StarMath 5.0"> K_p e(t) {}</annotation>
  </semantics>
</math>
</file>

<file path=Object 2/content.xml><?xml version="1.0" encoding="utf-8"?>
<math xmlns="http://www.w3.org/1998/Math/MathML" display="block">
  <semantics>
    <mrow>
      <msub>
        <mi>K</mi>
        <mi>i</mi>
      </msub>
      <mrow>
        <munderover>
          <mo stretchy="false">∫</mo>
          <mi>o</mi>
          <mi>t</mi>
        </munderover>
        <mi>e</mi>
      </mrow>
      <mrow>
        <mo fence="true" stretchy="false">(</mo>
        <mrow>
          <mi mathvariant="normal">τ</mi>
        </mrow>
        <mo fence="true" stretchy="false">)</mo>
      </mrow>
      <mi>d</mi>
      <mi mathvariant="normal">τ</mi>
    </mrow>
    <annotation encoding="StarMath 5.0">  K_i int from{o} to{t} e(%tau ) d%tau </annotation>
  </semantics>
</math>
</file>

<file path=Object 3/content.xml><?xml version="1.0" encoding="utf-8"?>
<math xmlns="http://www.w3.org/1998/Math/MathML" display="block">
  <semantics>
    <mrow>
      <msub>
        <mi>K</mi>
        <mi>d</mi>
      </msub>
      <mfrac>
        <mrow>
          <mi mathvariant="italic">de</mi>
          <mrow>
            <mo fence="true" stretchy="false">(</mo>
            <mrow>
              <mi>t</mi>
            </mrow>
            <mo fence="true" stretchy="false">)</mo>
          </mrow>
        </mrow>
        <mi mathvariant="italic">dt</mi>
      </mfrac>
    </mrow>
    <annotation encoding="StarMath 5.0"> K_d {de(t)} over {dt} </annotation>
  </semantics>
</math>
</file>

<file path=Object 4/content.xml><?xml version="1.0" encoding="utf-8"?>
<math xmlns="http://www.w3.org/1998/Math/MathML" display="block">
  <semantics>
    <mrow>
      <mi>e</mi>
      <mrow>
        <mo fence="true" stretchy="false">(</mo>
        <mrow>
          <mi>t</mi>
        </mrow>
        <mo fence="true" stretchy="false">)</mo>
      </mrow>
    </mrow>
    <annotation encoding="StarMath 5.0">e(t)
</annotation>
  </semantics>
</math>
</file>

<file path=Object 5/content.xml><?xml version="1.0" encoding="utf-8"?>
<math xmlns="http://www.w3.org/1998/Math/MathML" display="block">
  <semantics>
    <mrow>
      <mi>r</mi>
      <mrow>
        <mo fence="true" stretchy="false">(</mo>
        <mrow>
          <mi>t</mi>
        </mrow>
        <mo fence="true" stretchy="false">)</mo>
      </mrow>
    </mrow>
    <annotation encoding="StarMath 5.0">r(t)
</annotation>
  </semantics>
</math>
</file>

<file path=Object 6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t)
</annotation>
  </semantics>
</math>
</file>

<file path=Object 7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t)
</annotation>
  </semantics>
</math>
</file>